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C000000A361A0F7A5.png" manifest:media-type="image/png"/>
  <manifest:file-entry manifest:full-path="Pictures/100002010000009900000128F8FEEFA6.png" manifest:media-type="image/png"/>
  <manifest:file-entry manifest:full-path="Pictures/100002010000012C000000C118D22504.png" manifest:media-type="image/png"/>
  <manifest:file-entry manifest:full-path="Pictures/1000020100000117000001292EEA4B94.png" manifest:media-type="image/png"/>
  <manifest:file-entry manifest:full-path="Pictures/100002010000012A000000F9F25C90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_32__20_Dots_20_1_20_Dash" draw:fill="none" draw:textarea-vertical-align="middle"/>
    </style:style>
    <style:style style:name="gr3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3caff" draw:textarea-vertical-align="middle"/>
    </style:style>
    <style:style style:name="gr8" style:family="graphic" style:parent-style-name="standard">
      <style:graphic-properties svg:stroke-width="0.051cm" draw:marker-start-width="0.279cm" draw:marker-end-width="0.279cm" draw:fill="solid" draw:fill-color="#83ca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165cm" fo:padding-top="0cm" fo:padding-bottom="0cm" fo:padding-left="0cm" fo:padding-r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/>
    </style:style>
    <style:style style:name="P3" style:family="paragraph">
      <style:paragraph-properties fo:text-align="center"/>
      <style:text-properties fo:font-family="Courier" style:font-family-generic="modern" style:font-pitch="fixed"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family="'Times New Roman'" style:font-style-name="Regular" style:font-family-generic="roman" style:font-pitch="variable" fo:font-size="8pt" style:font-size-asian="8pt" style:font-size-complex="8pt"/>
    </style:style>
    <style:style style:name="T1" style:family="text">
      <style:text-properties fo:font-family="Courier" style:font-family-generic="modern" style:font-pitch="fixed"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Times New Roman'" style:font-style-name="Regular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52cm" svg:height="3.132cm" svg:x="3.978cm" svg:y="-0.486cm">
          <draw:image xlink:href="Pictures/100002010000012C000000A361A0F7A5.png" xlink:type="simple" xlink:show="embed" xlink:actuate="onLoad">
            <text:p/>
          </draw:image>
        </draw:frame>
        <draw:frame draw:style-name="gr1" draw:text-style-name="P1" draw:layer="layout" svg:width="0.374cm" svg:height="0.654cm" svg:x="3.894cm" svg:y="1.984cm">
          <draw:image xlink:href="Pictures/100002010000009900000128F8FEEFA6.png" xlink:type="simple" xlink:show="embed" xlink:actuate="onLoad">
            <text:p/>
          </draw:image>
        </draw:frame>
        <draw:frame draw:style-name="gr1" draw:text-style-name="P1" draw:layer="layout" svg:width="0.973cm" svg:height="0.607cm" svg:x="5.896cm" svg:y="3.351cm">
          <draw:image xlink:href="Pictures/100002010000012C000000C118D22504.png" xlink:type="simple" xlink:show="embed" xlink:actuate="onLoad">
            <text:p/>
          </draw:image>
        </draw:frame>
        <draw:frame draw:style-name="gr1" draw:text-style-name="P1" draw:layer="layout" svg:width="4.769cm" svg:height="3.634cm" svg:x="-0.963cm" svg:y="-0.764cm">
          <draw:image xlink:href="Pictures/100002010000012A000000F9F25C9039.png" xlink:type="simple" xlink:show="embed" xlink:actuate="onLoad">
            <text:p/>
          </draw:image>
        </draw:frame>
        <draw:line draw:style-name="gr2" draw:text-style-name="P1" draw:layer="layout" svg:x1="3.958cm" svg:y1="2.686cm" svg:x2="3.958cm" svg:y2="4.443cm">
          <text:p/>
        </draw:line>
        <draw:custom-shape draw:style-name="gr3" draw:text-style-name="P1" draw:layer="layout" svg:width="1.472cm" svg:height="0.099cm" svg:x="2.48cm" svg:y="3.767cm">
          <text:p/>
          <draw:enhanced-geometry svg:viewBox="0 0 21600 21600" draw:text-areas="?f7 ?f0 21600 ?f2" draw:type="left-arrow" draw:modifiers="4254.319281271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465cm" svg:height="0.1cm" svg:x="2.493cm" svg:y="4.391cm">
          <text:p/>
          <draw:enhanced-geometry svg:viewBox="0 0 21600 21600" draw:text-areas="?f7 ?f0 21600 ?f2" draw:type="left-arrow" draw:modifiers="4295.8827634333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4.183cm" svg:y1="2.687cm" svg:x2="4.184cm" svg:y2="3.601cm">
          <text:p/>
        </draw:line>
        <draw:line draw:style-name="gr4" draw:text-style-name="P1" draw:layer="layout" svg:x1="4.188cm" svg:y1="1.937cm" svg:x2="4.184cm" svg:y2="0.995cm">
          <text:p/>
        </draw:line>
        <draw:frame draw:style-name="gr1" draw:text-style-name="P1" draw:layer="layout" svg:width="0.709cm" svg:height="0.618cm" svg:x="2.216cm" svg:y="0.847cm">
          <draw:image xlink:href="Pictures/1000020100000117000001292EEA4B94.png" xlink:type="simple" xlink:show="embed" xlink:actuate="onLoad">
            <text:p/>
          </draw:image>
        </draw:frame>
        <draw:frame draw:style-name="gr1" draw:text-style-name="P1" draw:layer="layout" svg:width="0.925cm" svg:height="0.605cm" svg:x="0.593cm" svg:y="0.834cm">
          <draw:image xlink:href="Pictures/100002010000012C000000C118D22504.png" xlink:type="simple" xlink:show="embed" xlink:actuate="onLoad">
            <text:p/>
          </draw:image>
        </draw:frame>
        <draw:custom-shape draw:style-name="gr5" draw:text-style-name="P1" draw:layer="layout" svg:width="0.782cm" svg:height="0.106cm" svg:x="1.365cm" svg:y="1.074cm">
          <text:p/>
          <draw:enhanced-geometry svg:viewBox="0 0 21600 21600" draw:text-areas="?f7 ?f0 21600 ?f2" draw:type="left-arrow" draw:modifiers="7693.59165424739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955cm" svg:height="0.106cm" svg:x="2.997cm" svg:y="1.08cm">
          <text:p/>
          <draw:enhanced-geometry svg:viewBox="0 0 21600 21600" draw:text-areas="?f7 ?f0 21600 ?f2" draw:type="left-arrow" draw:modifiers="6461.9246861924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3.958cm" svg:y1="1.93cm" svg:x2="3.958cm" svg:y2="1.134cm">
          <text:p/>
        </draw:line>
        <draw:custom-shape draw:style-name="gr6" draw:text-style-name="P2" draw:layer="layout" svg:width="1.959cm" svg:height="0.574cm" svg:x="0.454cm" svg:y="4.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05cm" svg:height="0.412cm" svg:x="0.616cm" svg:y="3.6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59cm" svg:height="0.574cm" svg:x="0.454cm" svg:y="3.564cm">
          <text:p/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0.487cm" svg:height="0.302cm" svg:x="0.569cm" svg:y="4.253cm">
          <text:p text:style-name="P1"><text:span text:style-name="T1">115</text:span></text:p>
        </draw:rect>
        <draw:rect draw:style-name="gr8" draw:text-style-name="P3" draw:layer="layout" svg:width="0.487cm" svg:height="0.302cm" svg:x="1.179cm" svg:y="4.259cm">
          <text:p text:style-name="P1"><text:span text:style-name="T1">432</text:span></text:p>
        </draw:rect>
        <draw:rect draw:style-name="gr7" draw:text-style-name="P3" draw:layer="layout" svg:width="0.487cm" svg:height="0.31cm" svg:x="1.778cm" svg:y="4.252cm">
          <text:p text:style-name="P1"><text:span text:style-name="T1">596</text:span></text:p>
        </draw:rect>
        <draw:frame draw:style-name="gr9" draw:text-style-name="P4" draw:layer="layout" svg:width="0.582cm" svg:height="0.569cm" svg:x="1.087cm" svg:y="3.561cm">
          <draw:text-box>
            <text:p><text:span text:style-name="T2">/</text:span></text:p>
          </draw:text-box>
        </draw:frame>
        <draw:frame draw:style-name="gr10" draw:text-style-name="P5" draw:layer="layout" svg:width="0.332cm" svg:height="0.314cm" svg:x="3.221cm" svg:y="3.468cm">
          <draw:text-box>
            <text:p text:style-name="P1"><text:span text:style-name="T3">(1)</text:span></text:p>
          </draw:text-box>
        </draw:frame>
        <draw:frame draw:style-name="gr10" draw:text-style-name="P5" draw:layer="layout" svg:width="0.332cm" svg:height="0.314cm" svg:x="3.215cm" svg:y="4.097cm">
          <draw:text-box>
            <text:p text:style-name="P1"><text:span text:style-name="T3">(2)</text:span></text:p>
          </draw:text-box>
        </draw:frame>
        <draw:custom-shape draw:style-name="gr11" draw:text-style-name="P2" draw:layer="layout" svg:width="1.623cm" svg:height="0.12cm" svg:x="4.185cm" svg:y="3.543cm">
          <text:p/>
          <draw:enhanced-geometry svg:viewBox="0 0 21600 21600" draw:text-areas="0 ?f0 ?f5 ?f2" draw:type="right-arrow" draw:modifiers="18341.3793103448 10175.20661157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959cm" svg:height="0.574cm" svg:x="5.46cm" svg:y="4.075cm">
          <text:p/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0.487cm" svg:height="0.302cm" svg:x="5.595cm" svg:y="4.201cm">
          <text:p text:style-name="P1"><text:span text:style-name="T1">75</text:span></text:p>
        </draw:rect>
        <draw:frame draw:style-name="gr10" draw:text-style-name="P5" draw:layer="layout" svg:width="0.332cm" svg:height="0.314cm" svg:x="4.68cm" svg:y="3.223cm">
          <draw:text-box>
            <text:p text:style-name="P1"><text:span text:style-name="T3">(3)</text:span></text:p>
          </draw:text-box>
        </draw:frame>
        <draw:frame draw:style-name="gr1" draw:text-style-name="P1" draw:layer="layout" svg:width="0.973cm" svg:height="0.607cm" svg:x="5.907cm" svg:y="0.765cm">
          <draw:image xlink:href="Pictures/100002010000012C000000C118D22504.png" xlink:type="simple" xlink:show="embed" xlink:actuate="onLoad">
            <text:p/>
          </draw:image>
        </draw:frame>
        <draw:custom-shape draw:style-name="gr11" draw:text-style-name="P2" draw:layer="layout" svg:width="1.623cm" svg:height="0.12cm" svg:x="4.189cm" svg:y="0.937cm">
          <text:p/>
          <draw:enhanced-geometry svg:viewBox="0 0 21600 21600" draw:text-areas="0 ?f0 ?f5 ?f2" draw:type="right-arrow" draw:modifiers="18341.3793103448 10175.20661157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959cm" svg:height="0.574cm" svg:x="5.471cm" svg:y="1.489cm">
          <text:p/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0.487cm" svg:height="0.302cm" svg:x="5.606cm" svg:y="1.615cm">
          <text:p text:style-name="P1"><text:span text:style-name="T1">241</text:span></text:p>
        </draw:rect>
        <draw:rect draw:style-name="gr8" draw:text-style-name="P3" draw:layer="layout" svg:width="0.487cm" svg:height="0.302cm" svg:x="6.238cm" svg:y="1.615cm">
          <text:p text:style-name="P1"><text:span text:style-name="T1">433</text:span></text:p>
        </draw:rect>
        <draw:frame draw:style-name="gr10" draw:text-style-name="P5" draw:layer="layout" svg:width="0.332cm" svg:height="0.314cm" svg:x="5.009cm" svg:y="0.532cm">
          <draw:text-box>
            <text:p text:style-name="P1"><text:span text:style-name="T3">(4)</text:span></text:p>
          </draw:text-box>
        </draw:frame>
        <draw:frame draw:style-name="gr10" draw:text-style-name="P5" draw:layer="layout" svg:width="0.332cm" svg:height="0.314cm" svg:x="1.55cm" svg:y="0.603cm">
          <draw:text-box>
            <text:p text:style-name="P1"><text:span text:style-name="T3">(5)</text:span></text:p>
          </draw:text-box>
        </draw:frame>
        <draw:custom-shape draw:style-name="gr6" draw:text-style-name="P2" draw:layer="layout" svg:width="1.959cm" svg:height="0.574cm" svg:x="0.796cm" svg:y="1.554cm">
          <text:p/>
          <draw:enhanced-geometry svg:viewBox="0 0 21600 21600" draw:type="rectangle" draw:enhanced-path="M 0 0 L 21600 0 21600 21600 0 21600 0 0 Z N"/>
        </draw:custom-shape>
        <draw:rect draw:style-name="gr8" draw:text-style-name="P3" draw:layer="layout" svg:width="0.487cm" svg:height="0.302cm" svg:x="0.931cm" svg:y="1.68cm">
          <text:p text:style-name="P1"><text:span text:style-name="T1">431</text:span></text:p>
        </draw:rect>
        <draw:rect draw:style-name="gr7" draw:text-style-name="P3" draw:layer="layout" svg:width="0.46cm" svg:height="0.302cm" svg:x="1.551cm" svg:y="1.679cm">
          <text:p text:style-name="P1"><text:span text:style-name="T1">646</text:span></text:p>
        </draw:rect>
        <draw:rect draw:style-name="gr7" draw:text-style-name="P3" draw:layer="layout" svg:width="0.487cm" svg:height="0.31cm" svg:x="2.136cm" svg:y="1.678cm">
          <text:p text:style-name="P1"><text:span text:style-name="T1">710</text:span></text:p>
        </draw:rect>
        <draw:rect draw:style-name="gr7" draw:text-style-name="P3" draw:layer="layout" svg:width="0.487cm" svg:height="0.302cm" svg:x="6.254cm" svg:y="4.2cm">
          <text:p text:style-name="P1"><text:span text:style-name="T1">955</text:span></text:p>
        </draw:rect>
        <draw:rect draw:style-name="gr7" draw:text-style-name="P3" draw:layer="layout" svg:width="0.487cm" svg:height="0.302cm" svg:x="6.831cm" svg:y="1.613cm">
          <text:p text:style-name="P1"><text:span text:style-name="T1">732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.45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Challen</meta:initial-creator>
    <meta:creation-date>2014-04-28T19:48:45.478008000</meta:creation-date>
    <dc:date>2014-05-01T08:44:49</dc:date>
    <dc:creator>user </dc:creator>
    <meta:editing-duration>PT6H15M41S</meta:editing-duration>
    <meta:editing-cycles>49</meta:editing-cycles>
    <meta:generator>LibreOffice/3.5$Linux_X86_64 LibreOffice_project/350m1$Build-2</meta:generator>
    <meta:document-statistic meta:object-count="40"/>
  </office:meta>
</office:document-meta>
</file>